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2429401</text:p>
          </table:table-cell>
          <table:table-cell office:value-type="string" calcext:value-type="string">
            <text:p>2024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80176" calcext:value-type="float">
            <text:p>44.08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9401</text:p>
          </table:table-cell>
          <table:table-cell office:value-type="string" calcext:value-type="string">
            <text:p>2023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5216" calcext:value-type="float">
            <text:p>43.9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9401</text:p>
          </table:table-cell>
          <table:table-cell office:value-type="string" calcext:value-type="string">
            <text:p>2022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16168" calcext:value-type="float">
            <text:p>44.016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9401</text:p>
          </table:table-cell>
          <table:table-cell office:value-type="string" calcext:value-type="string">
            <text:p>2021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66104" calcext:value-type="float">
            <text:p>44.266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9401</text:p>
          </table:table-cell>
          <table:table-cell office:value-type="string" calcext:value-type="string">
            <text:p>2020-0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3024" calcext:value-type="float">
            <text:p>43.8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9401</text:p>
          </table:table-cell>
          <table:table-cell office:value-type="string" calcext:value-type="string">
            <text:p>2019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27192" calcext:value-type="float">
            <text:p>43.827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9401</text:p>
          </table:table-cell>
          <table:table-cell office:value-type="string" calcext:value-type="string">
            <text:p>2018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09616" calcext:value-type="float">
            <text:p>43.409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9401</text:p>
          </table:table-cell>
          <table:table-cell office:value-type="string" calcext:value-type="string">
            <text:p>2016-1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48072" calcext:value-type="float">
            <text:p>43.24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9401</text:p>
          </table:table-cell>
          <table:table-cell office:value-type="string" calcext:value-type="string">
            <text:p>2015-1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6636" calcext:value-type="float">
            <text:p>43.26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9401</text:p>
          </table:table-cell>
          <table:table-cell office:value-type="string" calcext:value-type="string">
            <text:p>2015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57672" calcext:value-type="float">
            <text:p>43.857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9401</text:p>
          </table:table-cell>
          <table:table-cell office:value-type="string" calcext:value-type="string">
            <text:p>2014-01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674" calcext:value-type="float">
            <text:p>43.96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9401</text:p>
          </table:table-cell>
          <table:table-cell office:value-type="string" calcext:value-type="string">
            <text:p>2013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47104" calcext:value-type="float">
            <text:p>44.647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9401</text:p>
          </table:table-cell>
          <table:table-cell office:value-type="string" calcext:value-type="string">
            <text:p>2011-12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90032" calcext:value-type="float">
            <text:p>43.69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9401</text:p>
          </table:table-cell>
          <table:table-cell office:value-type="string" calcext:value-type="string">
            <text:p>2011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68112" calcext:value-type="float">
            <text:p>43.56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9401</text:p>
          </table:table-cell>
          <table:table-cell office:value-type="string" calcext:value-type="string">
            <text:p>2010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1688" calcext:value-type="float">
            <text:p>43.6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9401</text:p>
          </table:table-cell>
          <table:table-cell office:value-type="string" calcext:value-type="string">
            <text:p>2009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97424" calcext:value-type="float">
            <text:p>43.397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9401</text:p>
          </table:table-cell>
          <table:table-cell office:value-type="string" calcext:value-type="string">
            <text:p>2008-0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70704" calcext:value-type="float">
            <text:p>42.97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9401</text:p>
          </table:table-cell>
          <table:table-cell office:value-type="string" calcext:value-type="string">
            <text:p>2007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88992" calcext:value-type="float">
            <text:p>42.98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9401</text:p>
          </table:table-cell>
          <table:table-cell office:value-type="string" calcext:value-type="string">
            <text:p>2006-0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31792" calcext:value-type="float">
            <text:p>42.53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9401</text:p>
          </table:table-cell>
          <table:table-cell office:value-type="string" calcext:value-type="string">
            <text:p>2005-0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52544" calcext:value-type="float">
            <text:p>42.45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9401</text:p>
          </table:table-cell>
          <table:table-cell office:value-type="string" calcext:value-type="string">
            <text:p>2004-0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40224" calcext:value-type="float">
            <text:p>42.94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9401</text:p>
          </table:table-cell>
          <table:table-cell office:value-type="string" calcext:value-type="string">
            <text:p>2003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81728" calcext:value-type="float">
            <text:p>42.78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9401</text:p>
          </table:table-cell>
          <table:table-cell office:value-type="string" calcext:value-type="string">
            <text:p>2002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9496" calcext:value-type="float">
            <text:p>43.4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9401</text:p>
          </table:table-cell>
          <table:table-cell office:value-type="string" calcext:value-type="string">
            <text:p>2001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87824" calcext:value-type="float">
            <text:p>42.78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9401</text:p>
          </table:table-cell>
          <table:table-cell office:value-type="string" calcext:value-type="string">
            <text:p>2000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61688" calcext:value-type="float">
            <text:p>42.46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9401</text:p>
          </table:table-cell>
          <table:table-cell office:value-type="string" calcext:value-type="string">
            <text:p>1999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768" calcext:value-type="float">
            <text:p>42.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9401</text:p>
          </table:table-cell>
          <table:table-cell office:value-type="string" calcext:value-type="string">
            <text:p>1998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93336" calcext:value-type="float">
            <text:p>42.69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9401</text:p>
          </table:table-cell>
          <table:table-cell office:value-type="string" calcext:value-type="string">
            <text:p>1997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66944" calcext:value-type="float">
            <text:p>43.36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9401</text:p>
          </table:table-cell>
          <table:table-cell office:value-type="string" calcext:value-type="string">
            <text:p>1996-0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28032" calcext:value-type="float">
            <text:p>42.92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9401</text:p>
          </table:table-cell>
          <table:table-cell office:value-type="string" calcext:value-type="string">
            <text:p>1995-0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45864" calcext:value-type="float">
            <text:p>42.34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9401</text:p>
          </table:table-cell>
          <table:table-cell office:value-type="string" calcext:value-type="string">
            <text:p>1994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70376" calcext:value-type="float">
            <text:p>41.870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9401</text:p>
          </table:table-cell>
          <table:table-cell office:value-type="string" calcext:value-type="string">
            <text:p>1993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87496" calcext:value-type="float">
            <text:p>41.687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9401</text:p>
          </table:table-cell>
          <table:table-cell office:value-type="string" calcext:value-type="string">
            <text:p>1992-0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86528" calcext:value-type="float">
            <text:p>43.08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9401</text:p>
          </table:table-cell>
          <table:table-cell office:value-type="string" calcext:value-type="string">
            <text:p>1991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85032" calcext:value-type="float">
            <text:p>41.785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9401</text:p>
          </table:table-cell>
          <table:table-cell office:value-type="string" calcext:value-type="string">
            <text:p>1990-0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45408" calcext:value-type="float">
            <text:p>41.745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9401</text:p>
          </table:table-cell>
          <table:table-cell office:value-type="string" calcext:value-type="string">
            <text:p>1989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862" calcext:value-type="float">
            <text:p>41.98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9401</text:p>
          </table:table-cell>
          <table:table-cell office:value-type="string" calcext:value-type="string">
            <text:p>1988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18432" calcext:value-type="float">
            <text:p>42.31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9401</text:p>
          </table:table-cell>
          <table:table-cell office:value-type="string" calcext:value-type="string">
            <text:p>1987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06824" calcext:value-type="float">
            <text:p>42.40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9401</text:p>
          </table:table-cell>
          <table:table-cell office:value-type="string" calcext:value-type="string">
            <text:p>1986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8348" calcext:value-type="float">
            <text:p>43.08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9401</text:p>
          </table:table-cell>
          <table:table-cell office:value-type="string" calcext:value-type="string">
            <text:p>1985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75504" calcext:value-type="float">
            <text:p>43.27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9401</text:p>
          </table:table-cell>
          <table:table-cell office:value-type="string" calcext:value-type="string">
            <text:p>1984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9684" calcext:value-type="float">
            <text:p>43.29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9401</text:p>
          </table:table-cell>
          <table:table-cell office:value-type="string" calcext:value-type="string">
            <text:p>1983-0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46904" calcext:value-type="float">
            <text:p>43.04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9401</text:p>
          </table:table-cell>
          <table:table-cell office:value-type="string" calcext:value-type="string">
            <text:p>1982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90744" calcext:value-type="float">
            <text:p>43.29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9401</text:p>
          </table:table-cell>
          <table:table-cell office:value-type="string" calcext:value-type="string">
            <text:p>1981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6448" calcext:value-type="float">
            <text:p>43.4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9401</text:p>
          </table:table-cell>
          <table:table-cell office:value-type="string" calcext:value-type="string">
            <text:p>1980-0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50536" calcext:value-type="float">
            <text:p>43.15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9401</text:p>
          </table:table-cell>
          <table:table-cell office:value-type="string" calcext:value-type="string">
            <text:p>1980-0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50536" calcext:value-type="float">
            <text:p>43.15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9401</text:p>
          </table:table-cell>
          <table:table-cell office:value-type="string" calcext:value-type="string">
            <text:p>1979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46192" calcext:value-type="float">
            <text:p>43.44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9401</text:p>
          </table:table-cell>
          <table:table-cell office:value-type="string" calcext:value-type="string">
            <text:p>1978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81016" calcext:value-type="float">
            <text:p>43.18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9401</text:p>
          </table:table-cell>
          <table:table-cell office:value-type="string" calcext:value-type="string">
            <text:p>1977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77968" calcext:value-type="float">
            <text:p>43.17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9401</text:p>
          </table:table-cell>
          <table:table-cell office:value-type="string" calcext:value-type="string">
            <text:p>1976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0916" calcext:value-type="float">
            <text:p>42.80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9401</text:p>
          </table:table-cell>
          <table:table-cell office:value-type="string" calcext:value-type="string">
            <text:p>1975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04232" calcext:value-type="float">
            <text:p>43.00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9401</text:p>
          </table:table-cell>
          <table:table-cell office:value-type="string" calcext:value-type="string">
            <text:p>1974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96968" calcext:value-type="float">
            <text:p>42.79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9401</text:p>
          </table:table-cell>
          <table:table-cell office:value-type="string" calcext:value-type="string">
            <text:p>1973-0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9872" calcext:value-type="float">
            <text:p>43.0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9401</text:p>
          </table:table-cell>
          <table:table-cell office:value-type="string" calcext:value-type="string">
            <text:p>1972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38216" calcext:value-type="float">
            <text:p>43.63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9401</text:p>
          </table:table-cell>
          <table:table-cell office:value-type="string" calcext:value-type="string">
            <text:p>1971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86528" calcext:value-type="float">
            <text:p>43.08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9401</text:p>
          </table:table-cell>
          <table:table-cell office:value-type="string" calcext:value-type="string">
            <text:p>1970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93792" calcext:value-type="float">
            <text:p>43.29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9401</text:p>
          </table:table-cell>
          <table:table-cell office:value-type="string" calcext:value-type="string">
            <text:p>1969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45024" calcext:value-type="float">
            <text:p>43.24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9401</text:p>
          </table:table-cell>
          <table:table-cell office:value-type="string" calcext:value-type="string">
            <text:p>1969-0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38928" calcext:value-type="float">
            <text:p>43.23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9401</text:p>
          </table:table-cell>
          <table:table-cell office:value-type="string" calcext:value-type="string">
            <text:p>1968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0832" calcext:value-type="float">
            <text:p>43.7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9401</text:p>
          </table:table-cell>
          <table:table-cell office:value-type="string" calcext:value-type="string">
            <text:p>1967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43728" calcext:value-type="float">
            <text:p>43.54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1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336" meta:object-count="0"/>
    <meta:user-defined meta:name="AppVersion">3.0</meta:user-defined>
  </office:meta>
</office:document-meta>
</file>